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AMS" svg:font-family="MathJax_AMS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333333" draw:textarea-horizontal-align="justify" draw:textarea-vertical-align="middle" draw:auto-grow-height="false" fo:min-height="2.29cm" fo:min-width="4.58cm"/>
    </style:style>
    <style:style style:name="gr2" style:family="graphic" style:parent-style-name="objectwithoutfill">
      <style:graphic-properties svg:stroke-color="#1c1c1c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loext:opacity="100%" style:font-name="MathJax_SansSerif"/>
    </style:style>
    <style:style style:name="P4" style:family="paragraph">
      <loext:graphic-properties draw:fill="none" draw:fill-color="#ffffff"/>
      <style:text-properties fo:color="#ffffff" loext:opacity="100%" style:font-name="MathJax_SansSerif"/>
    </style:style>
    <style:style style:name="P5" style:family="paragraph">
      <style:text-properties style:font-name="MathJax_SansSerif"/>
    </style:style>
    <style:style style:name="P6" style:family="paragraph">
      <loext:graphic-properties draw:fill="none" draw:fill-color="#ffffff"/>
      <style:text-properties style:font-name="MathJax_SansSerif"/>
    </style:style>
    <style:style style:name="P7" style:family="paragraph">
      <loext:graphic-properties draw:fill-color="#ffffff"/>
    </style:style>
    <style:style style:name="T1" style:family="text">
      <style:text-properties fo:color="#ffffff" loext:opacity="100%" style:font-name="MathJax_SansSerif"/>
    </style:style>
    <style:style style:name="T2" style:family="text">
      <style:text-properties fo:color="#ffffff" loext:opacity="100%" style:text-position="0% 100%" style:font-name="MathJax_SansSerif"/>
    </style:style>
    <style:style style:name="T3" style:family="text">
      <style:text-properties fo:color="#ffffff" loext:opacity="100%" style:text-position="-8% 58%" style:font-name="MathJax_SansSerif"/>
    </style:style>
    <style:style style:name="T4" style:family="text">
      <style:text-properties style:font-name="MathJax_Sans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2.54cm" svg:x="2.54cm" svg:y="6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08cm" svg:height="2.54cm" svg:x="20.3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62cm" svg:y1="6.758cm" svg:x2="20.32cm" svg:y2="6.758cm">
          <text:p/>
        </draw:line>
        <draw:line draw:style-name="gr2" draw:text-style-name="P2" draw:layer="layout" svg:x1="20.32cm" svg:y1="8.558cm" svg:x2="7.62cm" svg:y2="8.558cm">
          <text:p/>
        </draw:line>
        <draw:frame draw:style-name="gr3" draw:text-style-name="P4" draw:layer="layout" svg:width="4.318cm" svg:height="1.673cm" svg:x="3.048cm" svg:y="6.958cm">
          <draw:text-box>
            <text:p text:style-name="P3"><text:span text:style-name="T1">Evaluations</text:span></text:p>
            <text:p text:style-name="P3"><text:span text:style-name="T2">x</text:span><text:span text:style-name="T3">0</text:span><text:span text:style-name="T2">, x</text:span><text:span text:style-name="T3">1</text:span><text:span text:style-name="T2">, …, x</text:span><text:span text:style-name="T3">n-1</text:span></text:p>
          </draw:text-box>
        </draw:frame>
        <draw:frame draw:style-name="gr3" draw:text-style-name="P4" draw:layer="layout" svg:width="4.318cm" svg:height="1.673cm" svg:x="20.848cm" svg:y="6.859cm">
          <draw:text-box>
            <text:p text:style-name="P3"><text:span text:style-name="T1">Coefficients</text:span></text:p>
            <text:p text:style-name="P3"><text:span text:style-name="T2">f</text:span><text:span text:style-name="T3">0</text:span><text:span text:style-name="T2">, f</text:span><text:span text:style-name="T3">1</text:span><text:span text:style-name="T2">, …, f</text:span><text:span text:style-name="T3">n-1</text:span></text:p>
          </draw:text-box>
        </draw:frame>
        <draw:frame draw:style-name="gr4" draw:text-style-name="P6" draw:layer="layout" svg:width="4.826cm" svg:height="0.89cm" svg:x="11.9cm" svg:y="5.714cm">
          <draw:text-box>
            <text:p text:style-name="P5"><text:span text:style-name="T4">Interpolation</text:span></text:p>
          </draw:text-box>
        </draw:frame>
        <draw:frame draw:style-name="gr4" draw:text-style-name="P6" draw:layer="layout" svg:width="4.826cm" svg:height="0.89cm" svg:x="12.108cm" svg:y="7.646cm">
          <draw:text-box>
            <text:p text:style-name="P5"><text:span text:style-name="T4">Evalu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AMS" svg:font-family="MathJax_AMS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0:02:19.934566788</meta:creation-date>
    <dc:date>2022-08-23T10:10:54.536582649</dc:date>
    <meta:editing-duration>PT8M36S</meta:editing-duration>
    <meta:editing-cycles>1</meta:editing-cycles>
    <meta:document-statistic meta:object-count="31"/>
    <meta:generator>LibreOffice/7.3.5.2$Linux_X86_64 LibreOffice_project/30$Build-2</meta:generator>
  </office:meta>
</office:document-meta>
</file>